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79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cm"/>
    </style:style>
    <style:style style:name="gr6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34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P10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cm" svg:x="9cm" svg:y="5cm">
          <text:p text:style-name="P1"><text:span text:style-name="T1">Recoit le signal</text:span></text:p>
          <text:p text:style-name="P1"><text:span text:style-name="T1">BMS en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1cm" svg:x="9cm" svg:y="12cm">
          <text:p text:style-name="P1"><text:span text:style-name="T1">Active les ventilateu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2cm" svg:x="9cm" svg:y="9cm">
          <text:p text:style-name="P1"><text:span text:style-name="T1">Recoit une erreu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3cm" svg:height="1cm" svg:x="9cm" svg:y="16cm">
          <text:p text:style-name="P1"><text:span text:style-name="T1">Active la précharge du </text:span></text:p>
          <text:p text:style-name="P1"><text:span text:style-name="T1">contacteur principal +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cm" svg:height="1cm" svg:x="9cm" svg:y="20cm">
          <text:p text:style-name="P1"><text:span text:style-name="T1">Lit le cou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cm" svg:height="1cm" svg:x="9cm" svg:y="18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3cm" svg:height="1cm" svg:x="13cm" svg:y="9.5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2" xml:id="id8" draw:id="id8" draw:layer="layout" svg:width="3cm" svg:height="2.001cm" svg:x="9cm" svg:y="22cm">
          <text:p text:style-name="P1"><text:span text:style-name="T1">Courant &lt; consign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2" draw:id="id12" draw:layer="layout" svg:width="3cm" svg:height="1cm" svg:x="13cm" svg:y="22.5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9" draw:id="id9" draw:layer="layout" svg:width="3cm" svg:height="1cm" svg:x="9cm" svg:y="25cm">
          <text:p text:style-name="P1"><text:span text:style-name="T1">Enclenche le </text:span></text:p>
          <text:p text:style-name="P1"><text:span text:style-name="T1">Contacteur principal 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cm" svg:height="1cm" svg:x="9cm" svg:y="14cm">
          <text:p text:style-name="P1"><text:span text:style-name="T1">Enclenche le</text:span></text:p>
          <text:p text:style-name="P1"><text:span text:style-name="T1">Contacteur principal -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6cm" svg:x2="10.5cm" svg:y2="7cm" draw:start-shape="id1" draw:start-glue-point="2" svg:d="M10500 6000v1000" svg:viewBox="0 0 1 1001">
          <text:p/>
        </draw:connector>
        <draw:connector draw:style-name="gr6" draw:text-style-name="P4" draw:layer="layout" svg:x1="10.5cm" svg:y1="8cm" svg:x2="10.5cm" svg:y2="9cm" draw:end-shape="id2" draw:end-glue-point="4" svg:d="M10500 8000v1000" svg:viewBox="0 0 1 1001">
          <text:p/>
        </draw:connector>
        <draw:connector draw:style-name="gr6" draw:text-style-name="P4" draw:layer="layout" svg:x1="10.5cm" svg:y1="11cm" svg:x2="10.5cm" svg:y2="12cm" draw:start-shape="id2" draw:start-glue-point="6" draw:end-shape="id3" draw:end-glue-point="0" svg:d="M10500 11000v1000" svg:viewBox="0 0 1 1001">
          <text:p/>
        </draw:connector>
        <draw:connector draw:style-name="gr6" draw:text-style-name="P4" draw:layer="layout" svg:x1="10.5cm" svg:y1="13cm" svg:x2="10.5cm" svg:y2="14cm" svg:d="M10500 13000v1000" svg:viewBox="0 0 1 1001">
          <text:p/>
        </draw:connector>
        <draw:connector draw:style-name="gr6" draw:text-style-name="P4" draw:layer="layout" svg:x1="10.5cm" svg:y1="15cm" svg:x2="10.5cm" svg:y2="16cm" draw:start-shape="id4" draw:start-glue-point="2" draw:end-shape="id5" draw:end-glue-point="0" svg:d="M10500 15000v1000" svg:viewBox="0 0 1 1001">
          <text:p/>
        </draw:connector>
        <draw:connector draw:style-name="gr6" draw:text-style-name="P4" draw:layer="layout" svg:x1="10.5cm" svg:y1="17cm" svg:x2="10.5cm" svg:y2="18cm" draw:start-shape="id5" draw:start-glue-point="2" draw:end-shape="id6" draw:end-glue-point="0" svg:d="M10500 17000v1000" svg:viewBox="0 0 1 1001">
          <text:p/>
        </draw:connector>
        <draw:connector draw:style-name="gr6" draw:text-style-name="P4" draw:layer="layout" svg:x1="10.5cm" svg:y1="19cm" svg:x2="10.5cm" svg:y2="20cm" draw:start-shape="id6" draw:start-glue-point="2" draw:end-shape="id7" draw:end-glue-point="0" svg:d="M10500 19000v1000" svg:viewBox="0 0 1 1001">
          <text:p/>
        </draw:connector>
        <draw:connector draw:style-name="gr6" draw:text-style-name="P4" draw:layer="layout" svg:x1="10.5cm" svg:y1="21cm" svg:x2="10.5cm" svg:y2="22cm" draw:start-shape="id7" draw:start-glue-point="2" draw:end-shape="id8" draw:end-glue-point="4" svg:d="M10500 21000v1000" svg:viewBox="0 0 1 1001">
          <text:p/>
        </draw:connector>
        <draw:connector draw:style-name="gr6" draw:text-style-name="P4" draw:layer="layout" svg:x1="10.5cm" svg:y1="24.001cm" svg:x2="10.5cm" svg:y2="25cm" draw:start-shape="id8" draw:start-glue-point="6" draw:end-shape="id9" draw:end-glue-point="0" svg:d="M10500 24001v999" svg:viewBox="0 0 1 1000">
          <text:p/>
        </draw:connector>
        <draw:connector draw:style-name="gr6" draw:text-style-name="P4" draw:layer="layout" svg:x1="12cm" svg:y1="10cm" svg:x2="13cm" svg:y2="10cm" draw:start-shape="id2" draw:start-glue-point="7" svg:d="M12000 10000h1000" svg:viewBox="0 0 1001 1">
          <text:p/>
        </draw:connector>
        <draw:connector draw:style-name="gr6" draw:text-style-name="P4" draw:layer="layout" svg:x1="12cm" svg:y1="23.001cm" svg:x2="13cm" svg:y2="23cm" draw:start-shape="id8" draw:start-glue-point="7" svg:d="M12000 23001h751v-1h249" svg:viewBox="0 0 1001 2">
          <text:p/>
        </draw:connector>
        <draw:frame draw:style-name="gr7" draw:text-style-name="P5" draw:layer="layout" svg:width="5.2cm" svg:height="0.962cm" svg:x="8.1cm" svg:y="1.038cm">
          <draw:text-box>
            <text:p>Mise en marche</text:p>
          </draw:text-box>
        </draw:frame>
        <draw:frame draw:style-name="gr8" draw:text-style-name="P7" draw:layer="layout" svg:width="1cm" svg:height="0.569cm" svg:x="11.8cm" svg:y="9.4cm">
          <draw:text-box>
            <text:p text:style-name="P6"><text:span text:style-name="T1">Oui</text:span></text:p>
          </draw:text-box>
        </draw:frame>
        <draw:frame draw:style-name="gr9" draw:text-style-name="P7" draw:layer="layout" svg:width="1.1cm" svg:height="0.599cm" svg:x="10.5cm" svg:y="11.101cm">
          <draw:text-box>
            <text:p text:style-name="P6"><text:span text:style-name="T1">Non</text:span></text:p>
          </draw:text-box>
        </draw:frame>
        <draw:frame draw:style-name="gr9" draw:text-style-name="P7" draw:layer="layout" svg:width="1.1cm" svg:height="0.599cm" svg:x="10.4cm" svg:y="24.102cm">
          <draw:text-box>
            <text:p text:style-name="P6"><text:span text:style-name="T1">Non</text:span></text:p>
          </draw:text-box>
        </draw:frame>
        <draw:frame draw:style-name="gr8" draw:text-style-name="P7" draw:layer="layout" svg:width="1cm" svg:height="0.569cm" svg:x="11.8cm" svg:y="22.402cm">
          <draw:text-box>
            <text:p text:style-name="P6"><text:span text:style-name="T1">Oui</text:span></text:p>
          </draw:text-box>
        </draw:frame>
        <draw:custom-shape draw:style-name="gr1" draw:text-style-name="P2" draw:layer="layout" svg:width="3cm" svg:height="1cm" svg:x="9cm" svg:y="3cm">
          <text:p text:style-name="P1"><text:span text:style-name="T1">Alimentation du </text:span></text:p>
          <text:p text:style-name="P1"><text:span text:style-name="T1">module maître</text:span></text:p>
          <draw:enhanced-geometry svg:viewBox="0 0 21600 21600" draw:type="rectangle" draw:enhanced-path="M 0 0 L 21600 0 21600 21600 0 21600 0 0 Z N"/>
        </draw:custom-shape>
        <draw:connector draw:style-name="gr6" draw:text-style-name="P4" xml:id="id11" draw:id="id11" draw:layer="layout" svg:x1="10.5cm" svg:y1="3.991cm" svg:x2="10.5cm" svg:y2="4.991cm" svg:d="M10500 3991v1000" svg:viewBox="0 0 1 1001">
          <text:p/>
        </draw:connector>
        <draw:custom-shape draw:style-name="gr4" draw:text-style-name="P3" draw:layer="layout" svg:width="3cm" svg:height="1cm" svg:x="9.001cm" svg:y="7.001cm">
          <text:p text:style-name="P1"><text:span text:style-name="T1">Communique </text:span></text:p>
          <text:p text:style-name="P1"><text:span text:style-name="T1">avec les </text:span></text:p>
          <text:p text:style-name="P1"><text:span text:style-name="T1">modules esclav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8" draw:layer="layout" svg:x1="16cm" svg:y1="10cm" svg:x2="10.5cm" svg:y2="4.491cm" draw:start-shape="id10" draw:start-glue-point="1" draw:end-shape="id11" draw:end-glue-point="0" svg:d="M16000 10000h502v-5509h-6002" svg:viewBox="0 0 6003 5510">
          <text:p/>
        </draw:connector>
        <draw:connector draw:style-name="gr10" draw:text-style-name="P8" draw:layer="layout" svg:x1="16cm" svg:y1="23cm" svg:x2="10.5cm" svg:y2="4.491cm" draw:start-shape="id12" draw:start-glue-point="1" draw:end-shape="id11" draw:end-glue-point="0" svg:d="M16000 23000h502v-18509h-6002" svg:viewBox="0 0 6003 18510">
          <text:p/>
        </draw:connector>
      </draw:page>
      <draw:page draw:name="page2" draw:style-name="dp1" draw:master-page-name="Default">
        <draw:custom-shape draw:style-name="gr1" draw:text-style-name="P2" xml:id="id13" draw:id="id13" draw:layer="layout" svg:width="3cm" svg:height="1cm" svg:x="9cm" svg:y="3cm">
          <text:p text:style-name="P1"><text:span text:style-name="T1">Recoit le signal</text:span></text:p>
          <text:p text:style-name="P1"><text:span text:style-name="T1">MPPT en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cm" svg:height="1cm" svg:x="9cm" svg:y="5cm">
          <text:p text:style-name="P1"><text:span text:style-name="T1">Communique avec les </text:span></text:p>
          <text:p text:style-name="P1"><text:span text:style-name="T1">modules esclav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3cm" svg:height="2cm" svg:x="9cm" svg:y="7cm">
          <text:p text:style-name="P1"><text:span text:style-name="T1">Tension &gt; Consig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6" draw:id="id16" draw:layer="layout" svg:width="3cm" svg:height="1cm" svg:x="9cm" svg:y="10cm">
          <text:p text:style-name="P1"><text:span text:style-name="T1">Active la précharge du </text:span></text:p>
          <text:p text:style-name="P1"><text:span text:style-name="T1">contacteur principal +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cm" svg:height="1cm" svg:x="9cm" svg:y="14cm">
          <text:p text:style-name="P1"><text:span text:style-name="T1">Lit le cou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3cm" svg:height="1cm" svg:x="9cm" svg:y="12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9" draw:id="id19" draw:layer="layout" svg:width="3cm" svg:height="2.001cm" svg:x="9cm" svg:y="16cm">
          <text:p text:style-name="P1"><text:span text:style-name="T1">Courant &lt; consign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2" draw:id="id22" draw:layer="layout" svg:width="3cm" svg:height="1cm" svg:x="13cm" svg:y="16.5cm">
          <text:p text:style-name="P1"><text:span text:style-name="T1">Stop l’activation</text:span></text:p>
          <text:p text:style-name="P1"><text:span text:style-name="T1"><text:s/></text:span><text:span text:style-name="T1">des MPP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3" draw:id="id23" draw:layer="layout" svg:width="3cm" svg:height="1cm" svg:x="17cm" svg:y="16.5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20" draw:id="id20" draw:layer="layout" svg:width="3cm" svg:height="1cm" svg:x="9cm" svg:y="19cm">
          <text:p text:style-name="P1"><text:span text:style-name="T1">Enclenche le </text:span></text:p>
          <text:p text:style-name="P1"><text:span text:style-name="T1">Contacteur MPPT</text:span></text:p>
          <draw:enhanced-geometry svg:viewBox="0 0 21600 21600" draw:type="rectangle" draw:enhanced-path="M 0 0 L 21600 0 21600 21600 0 21600 0 0 Z N"/>
        </draw:custom-shape>
        <draw:connector draw:style-name="gr6" draw:text-style-name="P4" xml:id="id21" draw:id="id21" draw:layer="layout" svg:x1="10.5cm" svg:y1="4cm" svg:x2="10.5cm" svg:y2="5cm" draw:start-shape="id13" draw:start-glue-point="2" draw:end-shape="id14" draw:end-glue-point="0" svg:d="M10500 4000v1000" svg:viewBox="0 0 1 1001">
          <text:p/>
        </draw:connector>
        <draw:connector draw:style-name="gr6" draw:text-style-name="P4" draw:layer="layout" svg:x1="10.5cm" svg:y1="6cm" svg:x2="10.5cm" svg:y2="7cm" draw:start-shape="id14" draw:start-glue-point="2" draw:end-shape="id15" draw:end-glue-point="4" svg:d="M10500 6000v1000" svg:viewBox="0 0 1 1001">
          <text:p/>
        </draw:connector>
        <draw:connector draw:style-name="gr6" draw:text-style-name="P4" draw:layer="layout" svg:x1="10.5cm" svg:y1="9cm" svg:x2="10.5cm" svg:y2="10cm" draw:end-shape="id16" draw:end-glue-point="0" svg:d="M10500 9000v1000" svg:viewBox="0 0 1 1001">
          <text:p/>
        </draw:connector>
        <draw:connector draw:style-name="gr6" draw:text-style-name="P4" draw:layer="layout" svg:x1="10.5cm" svg:y1="11cm" svg:x2="10.5cm" svg:y2="12cm" draw:start-shape="id16" draw:start-glue-point="2" draw:end-shape="id17" draw:end-glue-point="0" svg:d="M10500 11000v1000" svg:viewBox="0 0 1 1001">
          <text:p/>
        </draw:connector>
        <draw:connector draw:style-name="gr6" draw:text-style-name="P4" draw:layer="layout" svg:x1="10.5cm" svg:y1="13cm" svg:x2="10.5cm" svg:y2="14cm" draw:start-shape="id17" draw:start-glue-point="2" draw:end-shape="id18" draw:end-glue-point="0" svg:d="M10500 13000v1000" svg:viewBox="0 0 1 1001">
          <text:p/>
        </draw:connector>
        <draw:connector draw:style-name="gr6" draw:text-style-name="P4" draw:layer="layout" svg:x1="10.5cm" svg:y1="15cm" svg:x2="10.5cm" svg:y2="16cm" draw:start-shape="id18" draw:start-glue-point="2" draw:end-shape="id19" draw:end-glue-point="4" svg:d="M10500 15000v1000" svg:viewBox="0 0 1 1001">
          <text:p/>
        </draw:connector>
        <draw:connector draw:style-name="gr6" draw:text-style-name="P4" draw:layer="layout" svg:x1="10.5cm" svg:y1="18.001cm" svg:x2="10.5cm" svg:y2="19cm" draw:start-shape="id19" draw:start-glue-point="6" draw:end-shape="id20" draw:end-glue-point="0" svg:d="M10500 18001v999" svg:viewBox="0 0 1 1000">
          <text:p/>
        </draw:connector>
        <draw:connector draw:style-name="gr6" draw:text-style-name="P4" draw:layer="layout" draw:line-skew="1.498cm" svg:x1="12cm" svg:y1="8cm" svg:x2="10.5cm" svg:y2="4.5cm" draw:start-shape="id15" draw:start-glue-point="7" draw:end-shape="id21" draw:end-glue-point="0" svg:d="M12000 8000h2000v-3500h-3500" svg:viewBox="0 0 3501 3501">
          <text:p/>
        </draw:connector>
        <draw:connector draw:style-name="gr6" draw:text-style-name="P4" draw:layer="layout" svg:x1="12cm" svg:y1="17.001cm" svg:x2="13cm" svg:y2="17cm" draw:start-shape="id19" draw:start-glue-point="7" draw:end-shape="id22" draw:end-glue-point="3" svg:d="M12000 17001h501v-1h499" svg:viewBox="0 0 1001 2">
          <text:p/>
        </draw:connector>
        <draw:connector draw:style-name="gr6" draw:text-style-name="P4" draw:layer="layout" svg:x1="16cm" svg:y1="17cm" svg:x2="17cm" svg:y2="17cm" draw:start-shape="id22" draw:start-glue-point="1" draw:end-shape="id23" draw:end-glue-point="3" svg:d="M16000 17000h1000" svg:viewBox="0 0 1001 1">
          <text:p/>
        </draw:connector>
        <draw:frame draw:style-name="gr11" draw:text-style-name="P5" draw:layer="layout" svg:width="6.9cm" svg:height="1cm" svg:x="7.5cm" svg:y="1cm">
          <draw:text-box>
            <text:p>Activation des MPPTs</text:p>
          </draw:text-box>
        </draw:frame>
        <draw:frame draw:style-name="gr8" draw:text-style-name="P7" draw:layer="layout" svg:width="1cm" svg:height="0.569cm" svg:x="12cm" svg:y="7.4cm">
          <draw:text-box>
            <text:p text:style-name="P6"><text:span text:style-name="T1">Oui</text:span></text:p>
          </draw:text-box>
        </draw:frame>
        <draw:frame draw:style-name="gr8" draw:text-style-name="P7" draw:layer="layout" svg:width="1cm" svg:height="0.569cm" svg:x="12cm" svg:y="16.231cm">
          <draw:text-box>
            <text:p text:style-name="P6"><text:span text:style-name="T1">Oui</text:span></text:p>
          </draw:text-box>
        </draw:frame>
        <draw:frame draw:style-name="gr9" draw:text-style-name="P7" draw:layer="layout" svg:width="1.1cm" svg:height="0.599cm" svg:x="10.5cm" svg:y="9cm">
          <draw:text-box>
            <text:p text:style-name="P6"><text:span text:style-name="T1">Non</text:span></text:p>
          </draw:text-box>
        </draw:frame>
        <draw:frame draw:style-name="gr9" draw:text-style-name="P7" draw:layer="layout" svg:width="1.1cm" svg:height="0.599cm" svg:x="10.7cm" svg:y="18.002cm">
          <draw:text-box>
            <text:p text:style-name="P6"><text:span text:style-name="T1">Non</text:span></text:p>
          </draw:text-box>
        </draw:frame>
      </draw:page>
      <draw:page draw:name="page3" draw:style-name="dp1" draw:master-page-name="Default">
        <draw:custom-shape draw:style-name="gr1" draw:text-style-name="P2" xml:id="id24" draw:id="id24" draw:layer="layout" svg:width="3cm" svg:height="1cm" svg:x="9cm" svg:y="3cm">
          <text:p text:style-name="P1"><text:span text:style-name="T1">Recoit un signal</text:span></text:p>
          <text:p text:style-name="P1"><text:span text:style-name="T1">d’err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3cm" svg:height="1cm" svg:x="9cm" svg:y="5cm">
          <text:p text:style-name="P1"><text:span text:style-name="T1">Ouvre le contacteur </text:span></text:p>
          <text:p text:style-name="P1"><text:span text:style-name="T1">principal 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3cm" svg:height="1cm" svg:x="9cm" svg:y="13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4cm" svg:x2="10.5cm" svg:y2="5cm" draw:start-shape="id24" draw:start-glue-point="2" draw:end-shape="id25" draw:end-glue-point="0" svg:d="M10500 4000v1000" svg:viewBox="0 0 1 1001">
          <text:p/>
        </draw:connector>
        <draw:connector draw:style-name="gr6" draw:text-style-name="P4" draw:layer="layout" svg:x1="10.5cm" svg:y1="6cm" svg:x2="10.5cm" svg:y2="7cm" draw:start-shape="id25" draw:start-glue-point="2" svg:d="M10500 6000v1000" svg:viewBox="0 0 1 1001">
          <text:p/>
        </draw:connector>
        <draw:connector draw:style-name="gr6" draw:text-style-name="P4" draw:layer="layout" svg:x1="10.5cm" svg:y1="12cm" svg:x2="10.5cm" svg:y2="13cm" draw:end-shape="id26" draw:end-glue-point="0" svg:d="M10500 12000v1000" svg:viewBox="0 0 1 1001">
          <text:p/>
        </draw:connector>
        <draw:connector draw:style-name="gr6" draw:text-style-name="P4" draw:layer="layout" svg:x1="10.5cm" svg:y1="14cm" svg:x2="10.5cm" svg:y2="15cm" draw:start-shape="id26" draw:start-glue-point="2" draw:end-shape="id27" draw:end-glue-point="0" svg:d="M10500 14000v1000" svg:viewBox="0 0 1 1001">
          <text:p/>
        </draw:connector>
        <draw:frame draw:style-name="gr11" draw:text-style-name="P5" draw:layer="layout" svg:width="6.9cm" svg:height="1cm" svg:x="7.5cm" svg:y="1cm">
          <draw:text-box>
            <text:p>Gestion des erreurs</text:p>
          </draw:text-box>
        </draw:frame>
        <draw:custom-shape draw:style-name="gr1" draw:text-style-name="P2" xml:id="id28" draw:id="id28" draw:layer="layout" svg:width="3cm" svg:height="1cm" svg:x="9cm" svg:y="7cm">
          <text:p text:style-name="P1"><text:span text:style-name="T1">Ouvre le contacteur </text:span></text:p>
          <text:p text:style-name="P1"><text:span text:style-name="T1">MP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3cm" svg:height="1cm" svg:x="9cm" svg:y="9cm">
          <text:p text:style-name="P1"><text:span text:style-name="T1">Ouvre le contacteur </text:span></text:p>
          <text:p text:style-name="P1"><text:span text:style-name="T1">principal +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8cm" svg:x2="10.5cm" svg:y2="9cm" draw:start-shape="id28" draw:start-glue-point="2" draw:end-shape="id29" draw:end-glue-point="0" svg:d="M10500 8000v1000" svg:viewBox="0 0 1 1001">
          <text:p/>
        </draw:connector>
        <draw:custom-shape draw:style-name="gr1" draw:text-style-name="P2" xml:id="id30" draw:id="id30" draw:layer="layout" svg:width="3cm" svg:height="1cm" svg:x="9cm" svg:y="11cm">
          <text:p text:style-name="P1"><text:span text:style-name="T1">Allume le </text:span></text:p>
          <text:p text:style-name="P1"><text:span text:style-name="T1">témoin lumineux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10cm" svg:x2="10.5cm" svg:y2="11cm" draw:start-shape="id29" draw:start-glue-point="2" draw:end-shape="id30" draw:end-glue-point="0" svg:d="M10500 10000v1000" svg:viewBox="0 0 1 1001">
          <text:p/>
        </draw:connector>
        <draw:custom-shape draw:style-name="gr1" draw:text-style-name="P2" xml:id="id27" draw:id="id27" draw:layer="layout" svg:width="3cm" svg:height="1cm" svg:x="9cm" svg:y="15cm">
          <text:p text:style-name="P1"><text:span text:style-name="T1">Diffuse le </text:span></text:p>
          <text:p text:style-name="P1"><text:span text:style-name="T1">message CA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layout" svg:width="3cm" svg:height="1cm" svg:x="9cm" svg:y="5cm">
          <text:p text:style-name="P1"><text:span text:style-name="T1">Lit le module esclave 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2cm" svg:height="0.962cm" svg:x="4.1cm" svg:y="1.038cm">
          <draw:text-box>
            <text:p>Communication avec les modules esclaves</text:p>
          </draw:text-box>
        </draw:frame>
        <draw:custom-shape draw:style-name="gr1" draw:text-style-name="P2" draw:layer="layout" svg:width="3cm" svg:height="1cm" svg:x="9cm" svg:y="3cm">
          <text:p text:style-name="P1"><text:span text:style-name="T1">Commence</text:span></text:p>
          <text:p text:style-name="P1"><text:span text:style-name="T1"><text:s/></text:span><text:span text:style-name="T1">la communication</text:span></text:p>
          <draw:enhanced-geometry svg:viewBox="0 0 21600 21600" draw:type="rectangle" draw:enhanced-path="M 0 0 L 21600 0 21600 21600 0 21600 0 0 Z N"/>
        </draw:custom-shape>
        <draw:connector draw:style-name="gr6" draw:text-style-name="P4" xml:id="id37" draw:id="id37" draw:layer="layout" svg:x1="10.5cm" svg:y1="3.991cm" svg:x2="10.5cm" svg:y2="4.991cm" svg:d="M10500 3991v1000" svg:viewBox="0 0 1 1001">
          <text:p/>
        </draw:connector>
        <draw:custom-shape draw:style-name="gr1" draw:text-style-name="P2" xml:id="id33" draw:id="id33" draw:layer="layout" svg:width="3cm" svg:height="1cm" svg:x="9cm" svg:y="13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1" draw:id="id31" draw:layer="layout" svg:width="3cm" svg:height="2cm" svg:x="9.001cm" svg:y="7.001cm">
          <text:p text:style-name="P1"><text:span text:style-name="T1">Le module répond </text:span></text:p>
          <text:p text:style-name="P1"><text:span text:style-name="T1">avant x second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2" draw:id="id32" draw:layer="layout" svg:width="3cm" svg:height="2cm" svg:x="9.002cm" svg:y="10.002cm">
          <text:p text:style-name="P1"><text:span text:style-name="T1">Erreur détecté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0.5cm" svg:y1="5.982cm" svg:x2="10.501cm" svg:y2="7.001cm" draw:end-shape="id31" draw:end-glue-point="4" svg:d="M10500 5982v259h1v760" svg:viewBox="0 0 2 1020">
          <text:p/>
        </draw:connector>
        <draw:connector draw:style-name="gr6" draw:text-style-name="P4" draw:layer="layout" svg:x1="10.5cm" svg:y1="8.973cm" svg:x2="10.502cm" svg:y2="10.002cm" draw:end-shape="id32" draw:end-glue-point="4" svg:d="M10500 8973v264h2v765" svg:viewBox="0 0 3 1030">
          <text:p/>
        </draw:connector>
        <draw:connector draw:style-name="gr6" draw:text-style-name="P4" draw:layer="layout" svg:x1="10.502cm" svg:y1="12.002cm" svg:x2="10.5cm" svg:y2="13cm" draw:start-shape="id32" draw:start-glue-point="6" draw:end-shape="id33" draw:end-glue-point="0" svg:d="M10502 12002v500h-2v498" svg:viewBox="0 0 3 999">
          <text:p/>
        </draw:connector>
        <draw:custom-shape draw:style-name="gr4" draw:text-style-name="P3" xml:id="id34" draw:id="id34" draw:layer="layout" svg:width="3cm" svg:height="1cm" svg:x="13cm" svg:y="7.5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35" draw:id="id35" draw:layer="layout" svg:width="3cm" svg:height="1cm" svg:x="13.001cm" svg:y="10.501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4" draw:layer="layout" svg:x1="12.001cm" svg:y1="8.001cm" svg:x2="13cm" svg:y2="8cm" draw:start-shape="id31" draw:start-glue-point="7" draw:end-shape="id34" draw:end-glue-point="3" svg:d="M12001 8001h500v-1h499" svg:viewBox="0 0 1000 2">
          <text:p/>
        </draw:connector>
        <draw:connector draw:style-name="gr6" draw:text-style-name="P4" draw:layer="layout" svg:x1="12.002cm" svg:y1="11.002cm" svg:x2="13.001cm" svg:y2="11.001cm" draw:start-shape="id32" draw:start-glue-point="7" draw:end-shape="id35" draw:end-glue-point="3" svg:d="M12002 11002h500v-1h499" svg:viewBox="0 0 1000 2">
          <text:p/>
        </draw:connector>
        <draw:custom-shape draw:style-name="gr1" draw:text-style-name="P2" xml:id="id36" draw:id="id36" draw:layer="layout" svg:width="3cm" svg:height="1cm" svg:x="17cm" svg:y="4cm">
          <text:p text:style-name="P1"><text:span text:style-name="T1">Module esclave n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12cm" svg:y1="13.5cm" svg:x2="18.5cm" svg:y2="5cm" draw:start-shape="id33" draw:start-glue-point="1" draw:end-shape="id36" draw:end-glue-point="2" svg:d="M12000 13500h6500v-8500" svg:viewBox="0 0 6501 8501">
          <text:p/>
        </draw:connector>
        <draw:connector draw:style-name="gr6" draw:text-style-name="P4" draw:layer="layout" svg:x1="16cm" svg:y1="8cm" svg:x2="18.502cm" svg:y2="8.003cm" draw:start-shape="id34" draw:start-glue-point="1" svg:d="M16000 8000h1502v3h1000" svg:viewBox="0 0 2503 4">
          <text:p/>
        </draw:connector>
        <draw:connector draw:style-name="gr6" draw:text-style-name="P4" draw:layer="layout" svg:x1="15.991cm" svg:y1="11.002cm" svg:x2="18.493cm" svg:y2="11.005cm" svg:d="M15991 11002h1502v3h1000" svg:viewBox="0 0 2503 4">
          <text:p/>
        </draw:connector>
        <draw:connector draw:style-name="gr6" draw:text-style-name="P4" draw:layer="layout" svg:x1="17cm" svg:y1="4.5cm" svg:x2="10.5cm" svg:y2="4.491cm" draw:start-shape="id36" draw:start-glue-point="3" draw:end-shape="id37" draw:end-glue-point="0" svg:d="M17000 4500h-3187v-9h-3313" svg:viewBox="0 0 6501 10">
          <text:p/>
        </draw:connector>
        <draw:frame draw:style-name="gr9" draw:text-style-name="P7" draw:layer="layout" svg:width="1.1cm" svg:height="0.599cm" svg:x="10.5cm" svg:y="12.001cm">
          <draw:text-box>
            <text:p text:style-name="P6"><text:span text:style-name="T1">Non</text:span></text:p>
          </draw:text-box>
        </draw:frame>
        <draw:frame draw:style-name="gr9" draw:text-style-name="P7" draw:layer="layout" svg:width="1.1cm" svg:height="0.599cm" svg:x="10.5cm" svg:y="9.002cm">
          <draw:text-box>
            <text:p text:style-name="P6"><text:span text:style-name="T1">Non</text:span></text:p>
          </draw:text-box>
        </draw:frame>
        <draw:frame draw:style-name="gr9" draw:text-style-name="P7" draw:layer="layout" svg:width="1.1cm" svg:height="0.599cm" svg:x="11.8cm" svg:y="7.403cm">
          <draw:text-box>
            <text:p text:style-name="P6"><text:span text:style-name="T1">Oui</text:span></text:p>
          </draw:text-box>
        </draw:frame>
        <draw:frame draw:style-name="gr9" draw:text-style-name="P7" draw:layer="layout" svg:width="1.1cm" svg:height="0.599cm" svg:x="11.8cm" svg:y="10.404cm">
          <draw:text-box>
            <text:p text:style-name="P6"><text:span text:style-name="T1">Oui</text:span></text:p>
          </draw:text-box>
        </draw:frame>
      </draw:page>
      <draw:page draw:name="page5" draw:style-name="dp1" draw:master-page-name="Default">
        <draw:custom-shape draw:style-name="gr1" draw:text-style-name="P2" xml:id="id38" draw:id="id38" draw:layer="layout" svg:width="3cm" svg:height="1cm" svg:x="9cm" svg:y="3cm">
          <text:p text:style-name="P1"><text:span text:style-name="T1">Initialis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3cm" svg:height="1cm" svg:x="9cm" svg:y="5cm">
          <text:p text:style-name="P1"><text:span text:style-name="T1">Lit la température</text:span></text:p>
          <draw:enhanced-geometry svg:viewBox="0 0 21600 21600" draw:type="rectangle" draw:enhanced-path="M 0 0 L 21600 0 21600 21600 0 21600 0 0 Z N"/>
        </draw:custom-shape>
        <draw:connector draw:style-name="gr6" draw:text-style-name="P4" xml:id="id41" draw:id="id41" draw:layer="layout" svg:x1="10.5cm" svg:y1="4cm" svg:x2="10.5cm" svg:y2="5cm" draw:start-shape="id38" draw:start-glue-point="2" draw:end-shape="id39" draw:end-glue-point="0" svg:d="M10500 4000v1000" svg:viewBox="0 0 1 1001">
          <text:p/>
        </draw:connector>
        <draw:connector draw:style-name="gr6" draw:text-style-name="P4" draw:layer="layout" svg:x1="10.5cm" svg:y1="6cm" svg:x2="10.501cm" svg:y2="7.001cm" draw:start-shape="id39" draw:start-glue-point="2" draw:end-shape="id40" draw:end-glue-point="4" svg:d="M10500 6000v501h1v500" svg:viewBox="0 0 2 1002">
          <text:p/>
        </draw:connector>
        <draw:frame draw:style-name="gr11" draw:text-style-name="P5" draw:layer="layout" svg:width="7.9cm" svg:height="1cm" svg:x="6.8cm" svg:y="1cm">
          <draw:text-box>
            <text:p>Lecture de la température</text:p>
          </draw:text-box>
        </draw:frame>
        <draw:custom-shape draw:style-name="gr2" draw:text-style-name="P10" xml:id="id40" draw:id="id40" draw:layer="layout" svg:width="3cm" svg:height="2cm" svg:x="9.001cm" svg:y="7.001cm">
          <text:p text:style-name="P9"><text:span text:style-name="T2">Température &lt; Consig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0.501cm" svg:y1="9.001cm" svg:x2="10.5cm" svg:y2="4.5cm" draw:start-shape="id40" draw:start-glue-point="6" draw:end-shape="id41" draw:end-glue-point="0" svg:d="M10501 9001v502h-2001v-5003h2000" svg:viewBox="0 0 2002 5004">
          <text:p/>
        </draw:connector>
        <draw:frame draw:style-name="gr9" draw:text-style-name="P7" draw:layer="layout" svg:width="1.1cm" svg:height="0.599cm" svg:x="10.8cm" svg:y="9cm">
          <draw:text-box>
            <text:p text:style-name="P6"><text:span text:style-name="T1">Non</text:span></text:p>
          </draw:text-box>
        </draw:frame>
        <draw:custom-shape draw:style-name="gr4" draw:text-style-name="P3" xml:id="id42" draw:id="id42" draw:layer="layout" svg:width="3cm" svg:height="1cm" svg:x="13cm" svg:y="7.5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8" draw:layer="layout" svg:x1="12.001cm" svg:y1="8.001cm" svg:x2="13cm" svg:y2="8cm" draw:start-shape="id40" draw:start-glue-point="7" draw:end-shape="id42" draw:end-glue-point="3" svg:d="M12001 8001h500v-1h499" svg:viewBox="0 0 1000 2">
          <text:p/>
        </draw:connector>
        <draw:connector draw:style-name="gr13" draw:text-style-name="P8" draw:layer="layout" svg:x1="16cm" svg:y1="8cm" svg:x2="10.5cm" svg:y2="4.5cm" draw:start-shape="id42" draw:start-glue-point="1" draw:end-shape="id41" draw:end-glue-point="0" svg:d="M16000 8000h502v-3500h-6002" svg:viewBox="0 0 6003 3501">
          <text:p/>
        </draw:connector>
        <draw:frame draw:style-name="gr9" draw:text-style-name="P7" draw:layer="layout" svg:width="1.1cm" svg:height="0.599cm" svg:x="11.8cm" svg:y="7.304cm">
          <draw:text-box>
            <text:p text:style-name="P6"><text:span text:style-name="T1">Ou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5:02:48.831000000</meta:creation-date>
    <dc:date>2017-06-05T16:39:51.824000000</dc:date>
    <meta:editing-duration>PT14M15S</meta:editing-duration>
    <meta:editing-cycles>2</meta:editing-cycles>
    <meta:generator>LibreOffice/5.2.7.2$Windows_x86 LibreOffice_project/2b7f1e640c46ceb28adf43ee075a6e8b8439ed10</meta:generator>
    <meta:document-statistic meta:object-count="106"/>
  </office:meta>
</office:document-meta>
</file>